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9ca48" officeooo:paragraph-rsid="0019ca48" style:font-weight-asian="bold" style:font-weight-complex="bold"/>
    </style:style>
    <style:style style:name="P2" style:family="paragraph" style:parent-style-name="Standard" style:list-style-name="L1">
      <style:text-properties officeooo:rsid="0019ca48" officeooo:paragraph-rsid="0019ca48"/>
    </style:style>
    <style:style style:name="P3" style:family="paragraph" style:parent-style-name="Standard" style:list-style-name="L1">
      <style:text-properties officeooo:rsid="001a3e75" officeooo:paragraph-rsid="001a3e75"/>
    </style:style>
    <style:style style:name="P4" style:family="paragraph" style:parent-style-name="Standard" style:list-style-name="L1">
      <style:text-properties officeooo:rsid="001a69a6" officeooo:paragraph-rsid="001a69a6"/>
    </style:style>
    <style:style style:name="P5" style:family="paragraph" style:parent-style-name="Standard">
      <style:text-properties officeooo:rsid="001a69a6" officeooo:paragraph-rsid="001a69a6"/>
    </style:style>
    <style:style style:name="P6" style:family="paragraph" style:parent-style-name="Standard">
      <style:text-properties fo:color="#ce181e" fo:font-style="italic" fo:font-weight="bold" officeooo:rsid="001af663" officeooo:paragraph-rsid="001af663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0000" fo:font-style="italic" fo:font-weight="bold" officeooo:rsid="001af663" officeooo:paragraph-rsid="001af663" style:font-style-asian="italic" style:font-weight-asian="bold" style:font-style-complex="italic" style:font-weight-complex="bold"/>
    </style:style>
    <style:style style:name="T1" style:family="text">
      <style:text-properties officeooo:rsid="001a69a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95393829" text:style-name="L1">
        <text:list-item>
          <text:p text:style-name="P2">The <text:s/>librarian <text:s/>likes <text:s/>the <text:s/>pupils <text:s/>studying <text:s/>early <text:s/>in <text:s/>the <text:s/>morning.</text:p>
        </text:list-item>
        <text:list-item>
          <text:p text:style-name="P2">The <text:s/>librarian <text:s/>likes <text:s/>the <text:s/>pupils <text:s/>going <text:s/>to <text:s/>the <text:s/>library <text:s/>on <text:s/>Saturday <text:s/>morning.</text:p>
        </text:list-item>
        <text:list-item>
          <text:p text:style-name="P3">The <text:s/>cleaner <text:s/>like pupils <text:s/>keeping <text:s/>the <text:s/>library <text:s/>floor <text:s/>clean.</text:p>
        </text:list-item>
        <text:list-item>
          <text:p text:style-name="P3">The <text:s/>teacher <text:s/>likes <text:s/>pupils <text:s/>leaving <text:s/>jackets, sweaters, and <text:s/>bags <text:s/>outside.</text:p>
        </text:list-item>
        <text:list-item>
          <text:p text:style-name="P3">The <text:s/>headteacher <text:s/>doesn’t <text:s text:c="2"/>like <text:s text:c="2"/>users <text:s/>stealing <text:s/>books.</text:p>
        </text:list-item>
        <text:list-item>
          <text:p text:style-name="P3">The <text:s/>pupils <text:s/>don’t <text:s/>like <text:s/>the users <text:s/>going <text:s/>on <text:s/>their <text:s/>heads</text:p>
        </text:list-item>
        <text:list-item>
          <text:p text:style-name="P3">The <text:s/>teacher <text:s/>likes <text:s/>pupils <text:s/>reading <text:s/>storybooks <text:s/>in <text:s/>class</text:p>
        </text:list-item>
        <text:list-item>
          <text:p text:style-name="P3">The <text:s/>librarian <text:s/>doesn’t like pupils <text:s/>banging <text:s/><text:span text:style-name="T1">books <text:s/>the <text:s/>library.</text:span></text:p>
        </text:list-item>
        <text:list-item>
          <text:p text:style-name="P4">The <text:s/>teacher <text:s/>likes <text:s/>pupils <text:s/>studying <text:s/>early <text:s/>in <text:s/>the <text:s/>morning.</text:p>
        </text:list-item>
        <text:list-item>
          <text:p text:style-name="P4">The <text:s/>headteacher <text:s/>likes <text:s/>pupils <text:s/>reading <text:s/>storybooks <text:s/>in <text:s/>class.</text:p>
        </text:list-item>
      </text:list>
      <text:p text:style-name="P5"/>
      <text:p text:style-name="P5"/>
      <text:p text:style-name="P6">Correction</text:p>
      <text:p text:style-name="P6"><text:span text:style-name="T3"/></text:p>
      <text:p text:style-name="P7"><text:span text:style-name="T3">5. The <text:s/>headteacher <text:s/>likes <text:s/>pupils <text:s/>studying early in the mornin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ca48" officeooo:paragraph-rsid="0019ca48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69 EXERCI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20:31:52.210967568</meta:creation-date>
    <dc:date>2020-04-14T21:40:47.713481782</dc:date>
    <meta:editing-duration>PT4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17" meta:character-count="778" meta:non-whitespace-character-count="601"/>
  </office:meta>
</office:document-meta>
</file>